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05cf1" officeooo:paragraph-rsid="00005cf1"/>
    </style:style>
    <style:style style:name="P2" style:family="paragraph" style:parent-style-name="Standard">
      <style:text-properties fo:font-weight="bold" officeooo:rsid="00013018" officeooo:paragraph-rsid="00013018" style:font-weight-asian="bold" style:font-weight-complex="bold"/>
    </style:style>
    <style:style style:name="P3" style:family="paragraph" style:parent-style-name="Standard">
      <style:text-properties fo:font-weight="bold" officeooo:rsid="000b1741" officeooo:paragraph-rsid="000b1741" style:font-weight-asian="bold" style:font-weight-complex="bold"/>
    </style:style>
    <style:style style:name="P4" style:family="paragraph" style:parent-style-name="Standard">
      <style:text-properties fo:font-weight="bold" officeooo:rsid="000cb2e9" officeooo:paragraph-rsid="000cb2e9" style:font-weight-asian="bold" style:font-weight-complex="bold"/>
    </style:style>
    <style:style style:name="P5" style:family="paragraph" style:parent-style-name="Standard">
      <style:text-properties fo:font-weight="normal" officeooo:rsid="00043457" officeooo:paragraph-rsid="00043457" style:font-weight-asian="normal" style:font-weight-complex="normal"/>
    </style:style>
    <style:style style:name="P6" style:family="paragraph" style:parent-style-name="Standard">
      <style:text-properties fo:font-weight="normal" officeooo:rsid="0005d36a" officeooo:paragraph-rsid="0005d36a" style:font-weight-asian="normal" style:font-weight-complex="normal"/>
    </style:style>
    <style:style style:name="P7" style:family="paragraph" style:parent-style-name="Standard">
      <style:text-properties fo:font-weight="normal" officeooo:rsid="0007831f" officeooo:paragraph-rsid="0007831f" style:font-weight-asian="normal" style:font-weight-complex="normal"/>
    </style:style>
    <style:style style:name="P8" style:family="paragraph" style:parent-style-name="Standard">
      <style:text-properties fo:font-weight="normal" officeooo:rsid="00080cce" officeooo:paragraph-rsid="00080cce" style:font-weight-asian="normal" style:font-weight-complex="normal"/>
    </style:style>
    <style:style style:name="P9" style:family="paragraph" style:parent-style-name="Standard">
      <style:text-properties fo:font-weight="normal" officeooo:rsid="0009d230" officeooo:paragraph-rsid="0009d23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cce" officeooo:paragraph-rsid="00080c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cb2e9" officeooo:paragraph-rsid="000cb2e9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cce" officeooo:paragraph-rsid="00080c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013018" officeooo:paragraph-rsid="000130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Standard" style:list-style-name="L1">
      <style:text-properties fo:font-weight="normal" officeooo:rsid="00013018" officeooo:paragraph-rsid="00013018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05218d" officeooo:paragraph-rsid="0005218d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043457" officeooo:paragraph-rsid="00043457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05d36a" officeooo:paragraph-rsid="0005d36a" style:font-weight-asian="normal" style:font-weight-complex="normal"/>
    </style:style>
    <style:style style:name="P18" style:family="paragraph" style:parent-style-name="Standard" style:list-style-name="L2">
      <style:text-properties fo:font-weight="normal" officeooo:rsid="0005d36a" officeooo:paragraph-rsid="0005d36a" style:font-weight-asian="normal" style:font-weight-complex="normal"/>
    </style:style>
    <style:style style:name="P19" style:family="paragraph" style:parent-style-name="Standard" style:list-style-name="L5">
      <style:text-properties fo:font-weight="normal" officeooo:rsid="000b1741" officeooo:paragraph-rsid="000b1741" style:font-weight-asian="normal" style:font-weight-complex="normal"/>
    </style:style>
    <style:style style:name="P20" style:family="paragraph" style:parent-style-name="Standard">
      <style:text-properties fo:font-weight="normal" officeooo:rsid="000b1741" officeooo:paragraph-rsid="000b1741" style:font-weight-asian="normal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cce" officeooo:paragraph-rsid="00080c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32c9" officeooo:paragraph-rsid="000f3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32c9" officeooo:paragraph-rsid="000f3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f32c9" officeooo:paragraph-rsid="000f32c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09611" officeooo:paragraph-rsid="001096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Standard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09611" officeooo:paragraph-rsid="001096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Standard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825c" officeooo:paragraph-rsid="0011825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Standard" style:list-style-name="L1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825c" officeooo:paragraph-rsid="0011825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825c" officeooo:paragraph-rsid="0011825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2ab9" officeooo:paragraph-rsid="00142ab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Standard" style:list-style-name="L5">
      <style:text-properties fo:font-weight="bold" officeooo:rsid="000b1741" officeooo:paragraph-rsid="000b1741" style:font-weight-asian="bold" style:font-weight-complex="bold"/>
    </style:style>
    <style:style style:name="P32" style:family="paragraph" style:parent-style-name="Standard">
      <style:text-properties style:font-name="Liberation Serif" fo:font-weight="bold" officeooo:rsid="00166a0d" officeooo:paragraph-rsid="00166a0d" style:font-weight-asian="bold" style:font-weight-complex="bold"/>
    </style:style>
    <style:style style:name="P33" style:family="paragraph" style:parent-style-name="Standard" style:list-style-name="L13">
      <style:text-properties style:font-name="Liberation Serif" fo:font-weight="bold" officeooo:rsid="00166a0d" officeooo:paragraph-rsid="00166a0d" style:font-weight-asian="bold" style:font-weight-complex="bold"/>
    </style:style>
    <style:style style:name="P34" style:family="paragraph" style:parent-style-name="Standard" style:list-style-name="L13">
      <style:text-properties style:font-name="Liberation Serif" fo:font-weight="bold" officeooo:rsid="00170781" officeooo:paragraph-rsid="00170781" style:font-weight-asian="bold" style:font-weight-complex="bold"/>
    </style:style>
    <style:style style:name="P35" style:family="paragraph" style:parent-style-name="Standard" style:list-style-name="L6">
      <style:text-properties style:font-name="Liberation Serif" fo:font-weight="normal" officeooo:rsid="000cb476" officeooo:paragraph-rsid="000cb476" style:font-weight-asian="normal" style:font-weight-complex="normal"/>
    </style:style>
    <style:style style:name="P36" style:family="paragraph" style:parent-style-name="Standard">
      <style:text-properties style:font-name="Liberation Serif" fo:font-weight="normal" officeooo:rsid="000cb476" officeooo:paragraph-rsid="000cb476" style:font-weight-asian="normal" style:font-weight-complex="normal"/>
    </style:style>
    <style:style style:name="P37" style:family="paragraph" style:parent-style-name="Standard">
      <style:text-properties style:font-name="Liberation Serif" fo:font-weight="normal" officeooo:rsid="000f32c9" officeooo:paragraph-rsid="000f32c9" style:font-weight-asian="normal" style:font-weight-complex="normal"/>
    </style:style>
    <style:style style:name="P38" style:family="paragraph" style:parent-style-name="Standard">
      <style:text-properties style:font-name="Liberation Serif" fo:font-weight="normal" officeooo:rsid="001571eb" officeooo:paragraph-rsid="001571eb" style:font-weight-asian="normal" style:font-weight-complex="normal"/>
    </style:style>
    <style:style style:name="P39" style:family="paragraph" style:parent-style-name="Standard" style:list-style-name="L12">
      <style:text-properties style:font-name="Liberation Serif" fo:font-weight="normal" officeooo:rsid="001571eb" officeooo:paragraph-rsid="001571eb" style:font-weight-asian="normal" style:font-weight-complex="normal"/>
    </style:style>
    <style:style style:name="P40" style:family="paragraph" style:parent-style-name="Standard">
      <style:text-properties style:font-name="Liberation Serif" fo:font-weight="normal" officeooo:rsid="00165e48" officeooo:paragraph-rsid="00165e48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officeooo:rsid="000f32c9" officeooo:paragraph-rsid="00109611"/>
    </style:style>
    <style:style style:name="P42" style:family="paragraph" style:parent-style-name="Standard" style:list-style-name="L9">
      <style:paragraph-properties fo:text-align="start" style:justify-single-word="false"/>
      <style:text-properties officeooo:rsid="00109611" officeooo:paragraph-rsid="00109611"/>
    </style:style>
    <style:style style:name="P43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cce" officeooo:paragraph-rsid="00080c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2c5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a61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09611" style:font-weight-asian="normal" style:font-weight-complex="normal"/>
    </style:style>
    <style:style style:name="T6" style:family="text">
      <style:text-properties fo:font-weight="normal" officeooo:rsid="0011825c" style:font-weight-asian="normal" style:font-weight-complex="normal"/>
    </style:style>
    <style:style style:name="T7" style:family="text">
      <style:text-properties fo:color="#ed1c24"/>
    </style:style>
    <style:style style:name="T8" style:family="text">
      <style:text-properties fo:color="#ed1c24" fo:font-weight="bold" style:font-weight-asian="bold" style:font-weight-complex="bold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officeooo:rsid="0013a616"/>
    </style:style>
    <style:style style:name="T12" style:family="text">
      <style:text-properties officeooo:rsid="00166a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13">ICMS</text:p>
          </table:table-cell>
        </table:table-row>
      </table:table>
      <text:p text:style-name="P2"/>
      <text:list xml:id="list3216652639" text:style-name="L1">
        <text:list-item>
          <text:p text:style-name="P14">Finalidade fiscal;</text:p>
        </text:list-item>
        <text:list-item>
          <text:p text:style-name="P14">Tributo real;</text:p>
        </text:list-item>
        <text:list-item>
          <text:p text:style-name="P14">Proporcional;</text:p>
        </text:list-item>
        <text:list-item>
          <text:p text:style-name="P14">Plurifásico → incide sobre todas as etapas de circulação de mercadorias <text:span text:style-name="T1">(exceto o ICMS-Combutíveis, que é monofásico);</text:span></text:p>
        </text:list-item>
        <text:list-item>
          <text:p text:style-name="P15">Indireto;</text:p>
        </text:list-item>
        <text:list-item>
          <text:p text:style-name="P16">Não cumulativo;</text:p>
        </text:list-item>
        <text:list-item>
          <text:p text:style-name="P17">Poderá ser ou não ser seletivo.</text:p>
        </text:list-item>
      </text:list>
      <text:p text:style-name="P5"/>
      <text:p text:style-name="P6">Em regra:</text:p>
      <text:list xml:id="list289645967" text:style-name="L2">
        <text:list-item>
          <text:p text:style-name="P18">A entrada desonerada do ICMS não gera direito de crédito por parte do adquirente das mercadorias;</text:p>
        </text:list-item>
        <text:list-item>
          <text:p text:style-name="P18">A saída desonerada do ICMS acarretará a anulação do crédito relativo às operações anteriores.</text:p>
        </text:list-item>
      </text:list>
      <text:p text:style-name="P6">Mas uma <text:span text:style-name="T2">lei</text:span> poderá estabelecer a manutenção dos créditos do ICMS em casos de operações isentas ou não tributadas.</text:p>
      <text:p text:style-name="P6"/>
      <text:p text:style-name="P7">FG, BC e contribuintes do ICMS estão previstos na <text:span text:style-name="T2">LC 87/96</text:span> (Lei Kandir) e não no CTN.</text:p>
      <text:p text:style-name="P7"/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12">ICMS incidirá sobre:</text:p>
            <text:list xml:id="list1655959454" text:style-name="L3">
              <text:list-item>
                <text:p text:style-name="P43">circulação de mercadorias;</text:p>
              </text:list-item>
              <text:list-item>
                <text:p text:style-name="P43">prestações de serviços de transporte <text:span text:style-name="T2">interestadual e intermunicipal</text:span></text:p>
              </text:list-item>
              <text:list-item>
                <text:p text:style-name="P43">prestações de serviços de comunicação; → só a título <text:span text:style-name="T2">oneroso</text:span>! Inclusive <text:span text:style-name="T2">intramunicipais</text:span>!</text:p>
              </text:list-item>
            </text:list>
            <text:p text:style-name="P12">ainda que as operações e as prestações se iniciem no exterior.</text:p>
            <text:p text:style-name="P12"/>
            <text:p text:style-name="P10">Os contribuintes do ICMS são PF ou PJ que realizem com <text:span text:style-name="T2">habitualidade</text:span> ou em <text:span text:style-name="T2">volume que caracterize intuito comercial</text:span> as operações acima.</text:p>
            <text:p text:style-name="P10"/>
            <text:p text:style-name="P10">ICMS incidirá também sobre a entrada de <text:span text:style-name="T2">bem ou mercadoria</text:span> importados do exterior por <text:span text:style-name="T2">PF ou PJ</text:span>, <text:span text:style-name="T2">ainda que não seja contribuinte habitual, qualquer que seja sua finalidade</text:span>, assim como sobre o serviço prestado no exterior, cabendo o imposto ao Estado onde estiver situado o domicílio ou o estabelecimento do destinatário da mercadoria, bem ou serviço.</text:p>
            <text:list xml:id="list1035716681" text:style-name="L4">
              <text:list-item>
                <text:p text:style-name="P21">STF, SV 48: na entrada de mercadoria importada do exterior, é legítima a cobrança do ICMS por ocasião do <text:span text:style-name="T2">desembaraço aduaneiro</text:span>.</text:p>
              </text:list-item>
            </text:list>
          </table:table-cell>
        </table:table-row>
      </table:table>
      <text:p text:style-name="P7"/>
      <text:p text:style-name="P8">Circulação de mercadorias → <text:span text:style-name="T2">jurídica</text:span>, deve haver mudança de propriedade.</text:p>
      <text:p text:style-name="P8"/>
      <text:p text:style-name="P8">STF, Súmula 573: <text:span text:style-name="T2">não</text:span> constitui FG do ICMS a saída física de máquinas, <text:s/>utensílios e implementos a título de <text:span text:style-name="T2">comodato</text:span>.</text:p>
      <text:p text:style-name="P8"/>
      <text:p text:style-name="P8">STJ, Súmula 166: <text:span text:style-name="T2">não</text:span> constitui FG do ICMS o simples deslocamento de mercadoria de um para outro estabelecimento do mesmo contribuinte.</text:p>
      <text:p text:style-name="P8"/>
      <text:p text:style-name="P9"><text:soft-page-break/>Os únicos <text:span text:style-name="T8">impostos</text:span> que podem incidir sobre as operações relativas a <text:span text:style-name="T2">energia elétrica, serviços de telecom, derivados de petróleo, combustíveis e minerais</text:span> são o <text:span text:style-name="T8">ICMS, II e IE</text:span>.</text:p>
      <text:p text:style-name="P9"/>
      <text:p text:style-name="P3">BC<text:span text:style-name="T4">: valor da operação ou o preço do serviço prestado.</text:span></text:p>
      <text:list xml:id="list2913902604" text:style-name="L5">
        <text:list-item>
          <text:p text:style-name="P31">Atenção!<text:span text:style-name="T4"> O IPI </text:span>não<text:span text:style-name="T4"> integra a BC do ICMS quando ocorrer cumulativamente as seguintes situações:</text:span></text:p>
          <text:list>
            <text:list-item>
              <text:p text:style-name="P19">operação realizada entre contribuintes;</text:p>
            </text:list-item>
            <text:list-item>
              <text:p text:style-name="P19">relativa a produto destinado à industrialização ou comercialização; e</text:p>
            </text:list-item>
            <text:list-item>
              <text:p text:style-name="P19">que configure FG de ambos IPI e ICMS.</text:p>
            </text:list-item>
          </text:list>
        </text:list-item>
      </text:list>
      <text:p text:style-name="P20"/>
      <text:p text:style-name="P4">Alíquotas<text:span text:style-name="T4">:</text:span></text:p>
      <text:p text:style-name="P11"><text:span text:style-name="T4">CF, Art. 155, §2º, IV – </text:span>resolução do SF<text:span text:style-name="T4">, </text:span><text:span text:style-name="T7">de iniciativa do PR ou de 1/3 dos Senadores</text:span><text:span text:style-name="T4">, aprovada pela </text:span>maioria absoluta<text:span text:style-name="T4"> de seus membros, estabelecerá as alíquotas aplicáveis às operações e prestações, interestaduais e de exportação</text:span>;</text:p>
      <text:list xml:id="list3490868979" text:style-name="L6">
        <text:list-item>
          <text:p text:style-name="P35">após a EC 42/03, tornaram-se imunes ao ICMS todas as operações de exportação!</text:p>
        </text:list-item>
      </text:list>
      <text:p text:style-name="P36"/>
      <text:p text:style-name="P37">As alíquotas <text:span text:style-name="T2">interestaduais</text:span>, em regra, são <text:span text:style-name="T2">inferiores</text:span> às alíquotas <text:span text:style-name="T2">internas</text:span>.</text:p>
      <text:p text:style-name="P37"/>
      <table:table table:name="Table3" table:style-name="Table3" table:template-name="Default Style">
        <table:table-column table:style-name="Table3.A"/>
        <table:table-row table:style-name="Table3.1">
          <table:table-cell table:style-name="Table3.A1" office:value-type="string">
            <text:p text:style-name="P37">Exemplo que elucida a sistemática de recolhimento do ICMS para operações interestaduais:</text:p>
            <text:p text:style-name="P22"/>
            <text:p text:style-name="P22">Empresa de SP realiza 3 vendas para MG:</text:p>
            <text:list xml:id="list1189911453" text:style-name="L7">
              <text:list-item>
                <text:p text:style-name="P23">adquirente A: PJ que <text:span text:style-name="T11">é </text:span><text:span text:style-name="T3">contribuinte</text:span><text:span text:style-name="T11"> adquire mercadorias para revenda;</text:span></text:p>
              </text:list-item>
              <text:list-item>
                <text:p text:style-name="P23">adquirente B: PJ que <text:span text:style-name="T11">é </text:span><text:span text:style-name="T3">contribuinte</text:span><text:span text:style-name="T11"> adquire mercadorias para consumo;</text:span></text:p>
              </text:list-item>
              <text:list-item>
                <text:p text:style-name="P23">adquirente C: PF que <text:span text:style-name="T3">não é contribuinte</text:span><text:span text:style-name="T11"> adquire mercadorias para consumo.</text:span></text:p>
              </text:list-item>
            </text:list>
            <text:p text:style-name="P22"/>
            <text:p text:style-name="P41"><text:span text:style-name="T10">Venda SP-adquirente A</text:span><text:span text:style-name="T9">:</text:span></text:p>
            <text:list xml:id="list3343848734" text:style-name="L9">
              <text:list-item>
                <text:p text:style-name="P42"><text:span text:style-name="T9">aplica-se a alíquota interestadual;</text:span></text:p>
              </text:list-item>
              <text:list-item>
                <text:p text:style-name="P42"><text:span text:style-name="T9">o ICMS será devido a SP;</text:span></text:p>
              </text:list-item>
              <text:list-item>
                <text:p text:style-name="P42"><text:span text:style-name="T9">quem recolhe é a empresa </text:span><text:span text:style-name="T10">remetente</text:span><text:span text:style-name="T9">.</text:span></text:p>
              </text:list-item>
            </text:list>
            <text:p text:style-name="P24"><text:span text:style-name="T5"/></text:p>
            <text:p text:style-name="P25">Venda SP-adquirente B<text:span text:style-name="T4">:</text:span></text:p>
            <text:list xml:id="list3768424131" text:style-name="L10">
              <text:list-item>
                <text:p text:style-name="P26"><text:span text:style-name="T4">aplica-se a alíquota interestadual, esse valor </text:span><text:span text:style-name="T6">será</text:span><text:span text:style-name="T4"> devido a SP;</text:span></text:p>
              </text:list-item>
              <text:list-item>
                <text:p text:style-name="P26"><text:span text:style-name="T4">aplica-se a diferença entre a alíquota interna </text:span><text:span text:style-name="T6">e a alíquota interestadual, esse valor será devido a MG;</text:span></text:p>
              </text:list-item>
              <text:list-item>
                <text:p text:style-name="P27"><text:span text:style-name="T6">q</text:span><text:span text:style-name="T4">uem deverá recolher a diferença de alíquotas é o </text:span>destinatário<text:span text:style-name="T4">.</text:span></text:p>
              </text:list-item>
            </text:list>
            <text:p text:style-name="P25"><text:span text:style-name="T4"/></text:p>
            <text:p text:style-name="P25">Venda SP-adquirente C<text:span text:style-name="T4">:</text:span></text:p>
            <text:list xml:id="list797777975" text:style-name="L11">
              <text:list-item>
                <text:p text:style-name="P28"><text:span text:style-name="T4">aplica-se a alíquota interestadual, esse valor será devido a SP;</text:span></text:p>
              </text:list-item>
              <text:list-item>
                <text:p text:style-name="P28"><text:span text:style-name="T4">aplica-se a diferença entre a alíquota interna e a alíquota interestadual, <text:s/>esse valor será devido a MG;</text:span></text:p>
              </text:list-item>
              <text:list-item>
                <text:p text:style-name="P28"><text:span text:style-name="T4">quem deverá recolher a diferença de alíquotas é o </text:span>remetente<text:span text:style-name="T4">.</text:span></text:p>
              </text:list-item>
            </text:list>
            <text:p text:style-name="P29"><text:span text:style-name="T4"/></text:p>
            <text:p text:style-name="P30">ANTES<text:span text:style-name="T4"> da EC 87/2015, na aquisição por consumidor final </text:span>não contribuinte<text:span text:style-name="T4">, aplicava-se só a </text:span>alíquota interna<text:span text:style-name="T4"> </text:span>do remetente<text:span text:style-name="T4"> – ao Estado destinatário nada era devido.</text:span></text:p>
          </table:table-cell>
        </table:table-row>
      </table:table>
      <text:p text:style-name="P37"/>
      <text:p text:style-name="P38"><text:soft-page-break/>Sobre as <text:span text:style-name="T2">alíquotas internas</text:span>, é <text:span text:style-name="T2">facultado</text:span> ao SF:</text:p>
      <text:list xml:id="list1861162725" text:style-name="L12">
        <text:list-item>
          <text:p text:style-name="P39">definir alíquotas mínimas → iniciativa de 1/3, aprovação por maioria absoluta;</text:p>
        </text:list-item>
        <text:list-item>
          <text:p text:style-name="P39">definir alíquotas máximas → iniciativa de maioria absoluta, aprovação por 2/3.</text:p>
        </text:list-item>
      </text:list>
      <text:p text:style-name="P38"/>
      <text:p text:style-name="P38">Salvo deliberação em contrário dos Estados e do DF, as alíquotas <text:span text:style-name="T2">internas</text:span> <text:span text:style-name="T2">não</text:span> poderão ser <text:span text:style-name="T2">inferiores </text:span>às <text:span text:style-name="T2">interestaduais</text:span>.</text:p>
      <text:p text:style-name="P38"/>
      <text:p text:style-name="P40">Havendo prestação de serviço juntamente com o fornecimento de mercadorias, a incidência do ICMS é residual. <text:span text:style-name="T12">Isso significa que se o serviço estiver previsto na lista do ISS, não poderá ser cobrado ICMS, mas se não estiver previsto naquela lista, poderá ser cobrado ICMS, desde que haja lei com tal previsão.</text:span></text:p>
      <text:p text:style-name="P40"/>
      <text:p text:style-name="P40">STJ, Súmula 163: o fornecimento de mercadorias com simultânea prestação de serviços em bares, <text:s/>restaurantes e estabelecimentos similares constitui FG do ICMS a incidir sobre o valor total da operação.</text:p>
      <text:p text:style-name="P40"/>
      <text:p text:style-name="P40">STF, Súmula 574: sem lei estadual que a estabeleça, é ilegítima a cobrança do ICMS sobre o fornecimento de alimentação e bebidas em restaurante ou estabelecimento similar.</text:p>
      <text:p text:style-name="P40"/>
      <text:p text:style-name="P32">Imunidades do ICMS<text:span text:style-name="T4">:</text:span></text:p>
      <text:list xml:id="list3716216260" text:style-name="L13">
        <text:list-item>
          <text:p text:style-name="P33"><text:span text:style-name="T4">mercadorias e serviços exportados ao exterior estão imunes do ICMS;</text:span></text:p>
          <text:list>
            <text:list-item>
              <text:p text:style-name="P33">Atenção! <text:span text:style-name="T4">Nesse caso, possível manter os créditos relativos ao que foi cobrado nas operações anteriores;</text:span></text:p>
            </text:list-item>
          </text:list>
        </text:list-item>
        <text:list-item>
          <text:p text:style-name="P34"><text:span text:style-name="T4">petróleo, lubrificantes, combustíveis líquidos e gasosos derivados e energia elétrica, destinados a outros Estados, estão imunes do ICMS;</text:span></text:p>
          <text:list>
            <text:list-item>
              <text:p text:style-name="P34">Atenção!<text:span text:style-name="T4"> Pela Lei Kandir, só há imunidade se esses produtos forem destinados à industrialização ou comercialização;</text:span></text:p>
            </text:list-item>
          </text:list>
        </text:list-item>
        <text:list-item>
          <text:p text:style-name="P34"><text:span text:style-name="T4">o ouro ativo financeiro ou instrumento cambial está imune ao ICMS;</text:span></text:p>
        </text:list-item>
        <text:list-item>
          <text:p text:style-name="P34"><text:span text:style-name="T4">serviços de comunicações por radiodifusão sonora e de sons e imagens de recepção livre e gratuita estão imunes;</text:span></text:p>
        </text:list-item>
        <text:list-item>
          <text:p text:style-name="P34"><text:span text:style-name="T4">livros, jornais, periódicos e o papel destinado à sua impressão estão imunes do ICMS;</text:span></text:p>
        </text:list-item>
        <text:list-item>
          <text:p text:style-name="P34"><text:span text:style-name="T4">fonogramas e videofonogramas musicais produzidos no Brasil contendo obras musicais ou literomusicais de autores brasileiros e/ou obras em geral interpretadas por artistas brasileiros bem como os suportes materiais ou arquivos digitais que os contenham, salvo na replicação industrial de mídias ópticas de leitura a laser estão imunes do ICM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05cf1" officeooo:paragraph-rsid="00005cf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Impostos de competência dos Estados e do DF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08:52:30.156000000</meta:creation-date>
    <dc:date>2018-04-03T21:39:33.735000000</dc:date>
    <meta:editing-duration>PT1H23M17S</meta:editing-duration>
    <meta:editing-cycles>20</meta:editing-cycles>
    <meta:generator>LibreOffice/6.0.1.1$Windows_X86_64 LibreOffice_project/60bfb1526849283ce2491346ed2aa51c465abfe6</meta:generator>
    <meta:document-statistic meta:table-count="3" meta:image-count="0" meta:object-count="0" meta:page-count="3" meta:paragraph-count="69" meta:word-count="955" meta:character-count="5927" meta:non-whitespace-character-count="5075"/>
  </office:meta>
</office:document-meta>
</file>